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3be" officeooo:paragraph-rsid="0003a3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biblioteca;</text:p>
      <text:p text:style-name="P1"/>
      <text:p text:style-name="P1">use biblioteca;</text:p>
      <text:p text:style-name="P1"/>
      <text:p text:style-name="P1">create table livro(</text:p>
      <text:p text:style-name="P1">id_livro int not null auto_increment,</text:p>
      <text:p text:style-name="P1">isbn varchar (50) default null,</text:p>
      <text:p text:style-name="P1">nome varchar (50) default null,</text:p>
      <text:p text:style-name="P1">id_autor int,</text:p>
      <text:p text:style-name="P1">id_editora int,</text:p>
      <text:p text:style-name="P1">exemplar varchar (50),</text:p>
      <text:p text:style-name="P1">primary key (id_livro)</text:p>
      <text:p text:style-name="P1">)default charset=utf8;</text:p>
      <text:p text:style-name="P1"/>
      <text:p text:style-name="P1">create table titulo(</text:p>
      <text:p text:style-name="P1">id_titulo int not null auto_increment,</text:p>
      <text:p text:style-name="P1">id_livro int,</text:p>
      <text:p text:style-name="P1">primary key (id_titulo)</text:p>
      <text:p text:style-name="P1">)default charset=utf8;</text:p>
      <text:p text:style-name="P1"/>
      <text:p text:style-name="P1">create table autor(</text:p>
      <text:p text:style-name="P1">id_autor int <text:s/>not null auto_increment,</text:p>
      <text:p text:style-name="P1">id_editora int,</text:p>
      <text:p text:style-name="P1">nome varchar (50) default null,</text:p>
      <text:p text:style-name="P1">telefone varchar (50) default null,</text:p>
      <text:p text:style-name="P1">endereco varchar (50) default null,</text:p>
      <text:p text:style-name="P1">primary key (id_autor)</text:p>
      <text:p text:style-name="P1">)default charset=utf8;</text:p>
      <text:p text:style-name="P1"/>
      <text:p text:style-name="P1">create table editora(</text:p>
      <text:p text:style-name="P1">id_editora int not null auto_increment,</text:p>
      <text:p text:style-name="P1">id_livro int,</text:p>
      <text:p text:style-name="P1">nome varchar (50) default null,</text:p>
      <text:p text:style-name="P1">telefone varchar (50) default null,</text:p>
      <text:p text:style-name="P1">endereco varchar (50) default null,</text:p>
      <text:p text:style-name="P1">primary key (id_editora)</text:p>
      <text:p text:style-name="P1">)default charset=utf8;</text:p>
      <text:p text:style-name="P1"/>
      <text:p text:style-name="P1">create table conhecimento(</text:p>
      <text:p text:style-name="P1">id_conhecimento int not null auto_increment,</text:p>
      <text:p text:style-name="P1">descricao varchar (50) default null,</text:p>
      <text:p text:style-name="P1">primary key (id_conhecimento)</text:p>
      <text:p text:style-name="P1">)default charset=utf8;</text:p>
      <text:p text:style-name="P1"/>
      <text:p text:style-name="P1">create table usuario(</text:p>
      <text:p text:style-name="P1">id_usuario int not null auto_increment,</text:p>
      <text:p text:style-name="P1">nome varchar (50) default null,</text:p>
      <text:p text:style-name="P1">telefone varchar (50) default null,</text:p>
      <text:p text:style-name="P1">endereco varchar (50) default null,</text:p>
      <text:p text:style-name="P1">primary key (id_usuario)</text:p>
      <text:p text:style-name="P1">)default charset=utf8;</text:p>
      <text:p text:style-name="P1"/>
      <text:p text:style-name="P1"><text:soft-page-break/>create table emprestimo(</text:p>
      <text:p text:style-name="P1">id_emprestimo int not null auto_increment,</text:p>
      <text:p text:style-name="P1">id_usuario int,</text:p>
      <text:p text:style-name="P1">id_titulo int,</text:p>
      <text:p text:style-name="P1">data_retirada date,</text:p>
      <text:p text:style-name="P1">data_devolucao date,</text:p>
      <text:p text:style-name="P1">primary key (id_emprestimo)</text:p>
      <text:p text:style-name="P1">)default charset=utf8;</text:p>
      <text:p text:style-name="P1"/>
      <text:p text:style-name="P1">alter table livro add constraint fk_id_autor foreign key (id_autor) references autor (id_autor);</text:p>
      <text:p text:style-name="P1"/>
      <text:p text:style-name="P1">alter table livro add constraint fk_id_editora foreign key (id_editora) references editora (id_editora);</text:p>
      <text:p text:style-name="P1"/>
      <text:p text:style-name="P1">alter table titulo add constraint fk_id_livro foreign key (id_livro) references livro (id_livro);</text:p>
      <text:p text:style-name="P1"/>
      <text:p text:style-name="P1">alter table autor Add constraint fk_id_editora2 foreign key (id_editora) references editora (id_editora);</text:p>
      <text:p text:style-name="P1"/>
      <text:p text:style-name="P1">alter table editora add constraint fk_id_livro2 foreign key (id_livro) references livro (id_livro);</text:p>
      <text:p text:style-name="P1"/>
      <text:p text:style-name="P1">alter table emprestimo add constraint fk_id_usuario foreign key (id_usuario) references usuario (id_usuario);</text:p>
      <text:p text:style-name="P1"/>
      <text:p text:style-name="P1">alter table emprestimo add constraint fk_id_titulo foreign key (id_titulo) references titulo (id_titulo);</text:p>
      <text:p text:style-name="P1"/>
      <text:p text:style-name="P1">insert into livro (isbn, nome, id_autor, id_editora, exemplar)</text:p>
      <text:p text:style-name="P1">values</text:p>
      <text:p text:style-name="P1">('9788576051480', 'fundametos da manutencao de computadores', <text:s/>'1', '1', 'livro sobre manutencao dos computadores');</text:p>
      <text:p text:style-name="P1"/>
      <text:p text:style-name="P1">insert into titulo (id_livro)</text:p>
      <text:p text:style-name="P1">values</text:p>
      <text:p text:style-name="P1">('1');</text:p>
      <text:p text:style-name="P1"/>
      <text:p text:style-name="P1">insert into autor (id_editora, nome, telefone, endereco)</text:p>
      <text:p text:style-name="P1">values</text:p>
      <text:p text:style-name="P1">('1', 'kaio', '41987974506', 'bento munhoz da rocha neto');</text:p>
      <text:p text:style-name="P1"/>
      <text:p text:style-name="P1">insert into editora (id_livro, nome, telefone, endereco)</text:p>
      <text:p text:style-name="P1">values</text:p>
      <text:p text:style-name="P1">('1', 'piano cafe', '4134221211', 'arcenio bento dos santos');</text:p>
      <text:p text:style-name="P1"/>
      <text:p text:style-name="P1">insert into conhecimento (descricao)</text:p>
      <text:p text:style-name="P1">values </text:p>
      <text:p text:style-name="P1">('livro indicado para cursos de programacao de computadores');</text:p>
      <text:p text:style-name="P1"/>
      <text:p text:style-name="P1">insert into usuario (nome, telefone, endereco)</text:p>
      <text:p text:style-name="P1">values</text:p>
      <text:p text:style-name="P1">('heloisa', '4187737876', 'sao vicente');</text:p>
      <text:p text:style-name="P1"/>
      <text:p text:style-name="P1">insert into emprestimo (id_usuario, id_titulo, data_retirada, data_devolucao)</text:p>
      <text:p text:style-name="P1"><text:soft-page-break/>values</text:p>
      <text:p text:style-name="P1">('1', '1', '2022-10-08', '2022-10-10');</text:p>
      <text:p text:style-name="P1"/>
      <text:p text:style-name="P1">select * from livro;</text:p>
      <text:p text:style-name="P1"/>
      <text:p text:style-name="P1">select * from titulo;</text:p>
      <text:p text:style-name="P1"/>
      <text:p text:style-name="P1">select * from autor; </text:p>
      <text:p text:style-name="P1"/>
      <text:p text:style-name="P1">select * from editora;</text:p>
      <text:p text:style-name="P1"/>
      <text:p text:style-name="P1">select * from conhecimento;</text:p>
      <text:p text:style-name="P1"/>
      <text:p text:style-name="P1">select * from usuario;</text:p>
      <text:p text:style-name="P1"/>
      <text:p text:style-name="P1">select * from emprestim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08:50:08.425359455</meta:creation-date>
    <dc:date>2022-10-10T08:50:53.094262086</dc:date>
    <meta:editing-duration>PT45S</meta:editing-duration>
    <meta:editing-cycles>1</meta:editing-cycles>
    <meta:document-statistic meta:table-count="0" meta:image-count="0" meta:object-count="0" meta:page-count="3" meta:paragraph-count="87" meta:word-count="385" meta:character-count="3017" meta:non-whitespace-character-count="2715"/>
    <meta:generator>LibreOffice/5.1.6.2$Linux_X86_64 LibreOffice_project/10m0$Build-2</meta:generator>
  </office:meta>
</office:document-meta>
</file>